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in" table:align="margins"/>
    </style:style>
    <style:style style:name="Table1.A" style:family="table-column">
      <style:table-column-properties style:column-width="4.1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2in" table:align="margins"/>
    </style:style>
    <style:style style:name="Table2.A" style:family="table-column">
      <style:table-column-properties style:column-width="8.2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0e4d6" officeooo:paragraph-rsid="0000e4d6"/>
    </style:style>
    <style:style style:name="P2" style:family="paragraph" style:parent-style-name="Heading_20_1">
      <style:paragraph-properties fo:margin-top="0in" fo:margin-bottom="0in" style:contextual-spacing="false"/>
      <style:text-properties officeooo:rsid="0000e4d6" officeooo:paragraph-rsid="0000e4d6"/>
    </style:style>
    <style:style style:name="P3" style:family="paragraph" style:parent-style-name="Heading_20_1">
      <style:paragraph-properties fo:margin-top="0in" fo:margin-bottom="0in" style:contextual-spacing="false"/>
    </style:style>
    <style:style style:name="P4" style:family="paragraph" style:parent-style-name="Heading_20_1">
      <style:paragraph-properties fo:margin-top="0in" fo:margin-bottom="0in" style:contextual-spacing="false" fo:break-before="page"/>
    </style:style>
    <style:style style:name="P5" style:family="paragraph" style:parent-style-name="Heading_20_1" style:list-style-name="">
      <style:paragraph-properties fo:margin-top="0in" fo:margin-bottom="0in" style:contextual-spacing="false"/>
      <style:text-properties officeooo:paragraph-rsid="00037c02"/>
    </style:style>
    <style:style style:name="P6" style:family="paragraph" style:parent-style-name="Heading_20_1">
      <style:paragraph-properties fo:margin-top="0in" fo:margin-bottom="0in" style:contextual-spacing="false" fo:break-before="page"/>
      <style:text-properties officeooo:paragraph-rsid="00037c02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037c02"/>
    </style:style>
    <style:style style:name="P8" style:family="paragraph" style:parent-style-name="Heading_20_1">
      <style:paragraph-properties fo:margin-top="0in" fo:margin-bottom="0in" style:contextual-spacing="false"/>
      <style:text-properties officeooo:rsid="0012a749" officeooo:paragraph-rsid="0007c423"/>
    </style:style>
    <style:style style:name="P9" style:family="paragraph" style:parent-style-name="Heading_20_1">
      <style:paragraph-properties fo:margin-top="0in" fo:margin-bottom="0in" style:contextual-spacing="false" fo:break-before="page"/>
      <style:text-properties officeooo:rsid="00142d1e" officeooo:paragraph-rsid="00142d1e"/>
    </style:style>
    <style:style style:name="P10" style:family="paragraph" style:parent-style-name="Heading_20_2">
      <style:paragraph-properties fo:margin-top="0in" fo:margin-bottom="0in" style:contextual-spacing="false"/>
      <style:text-properties officeooo:rsid="00037c02" officeooo:paragraph-rsid="00037c02"/>
    </style:style>
    <style:style style:name="P11" style:family="paragraph" style:parent-style-name="Heading_20_2">
      <style:paragraph-properties fo:margin-top="0in" fo:margin-bottom="0in" style:contextual-spacing="false"/>
      <style:text-properties officeooo:rsid="0004c5a0" officeooo:paragraph-rsid="0004c5a0"/>
    </style:style>
    <style:style style:name="P12" style:family="paragraph" style:parent-style-name="Heading_20_2">
      <style:paragraph-properties fo:margin-top="0in" fo:margin-bottom="0in" style:contextual-spacing="false"/>
      <style:text-properties officeooo:rsid="0004e75e" officeooo:paragraph-rsid="0004e75e"/>
    </style:style>
    <style:style style:name="P13" style:family="paragraph" style:parent-style-name="Heading_20_2">
      <style:paragraph-properties fo:margin-top="0in" fo:margin-bottom="0in" style:contextual-spacing="false"/>
      <style:text-properties officeooo:rsid="0012a749" officeooo:paragraph-rsid="0012a749"/>
    </style:style>
    <style:style style:name="P14" style:family="paragraph" style:parent-style-name="Heading_20_2">
      <style:paragraph-properties fo:margin-top="0in" fo:margin-bottom="0in" style:contextual-spacing="false"/>
    </style:style>
    <style:style style:name="P15" style:family="paragraph" style:parent-style-name="Heading_20_2" style:list-style-name=""/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paragraph-properties fo:margin-top="0in" fo:margin-bottom="0in" style:contextual-spacing="false"/>
      <style:text-properties officeooo:rsid="0004c5a0" officeooo:paragraph-rsid="0004c5a0"/>
    </style:style>
    <style:style style:name="P18" style:family="paragraph" style:parent-style-name="Table_20_Contents">
      <style:text-properties style:font-name="Nimbus Sans" fo:font-size="14pt" officeooo:rsid="0017846f" officeooo:paragraph-rsid="0017846f" style:font-name-asian="Nimbus Sans1" style:font-size-asian="14pt" style:font-name-complex="FreeSans1" style:font-size-complex="14pt"/>
    </style:style>
    <style:style style:name="P19" style:family="paragraph" style:parent-style-name="Table_20_Contents" style:list-style-name="L3">
      <style:text-properties style:font-name="Nimbus Sans" fo:font-size="14pt" officeooo:rsid="0017846f" officeooo:paragraph-rsid="0017846f" style:font-name-asian="Nimbus Sans1" style:font-size-asian="14pt" style:font-name-complex="FreeSans1" style:font-size-complex="14pt"/>
    </style:style>
    <style:style style:name="P20" style:family="paragraph" style:parent-style-name="Table_20_Contents">
      <style:paragraph-properties fo:margin-top="0in" fo:margin-bottom="0in" style:contextual-spacing="false"/>
      <style:text-properties style:font-name="Nimbus Sans" fo:font-size="12pt" officeooo:rsid="0017846f" officeooo:paragraph-rsid="0017846f" style:font-name-asian="Nimbus Sans1" style:font-size-asian="14pt" style:font-name-complex="FreeSans1" style:font-size-complex="14pt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17846f"/>
    </style:style>
    <style:style style:name="P22" style:family="paragraph" style:parent-style-name="Table_20_Contents" style:list-style-name="L2">
      <style:paragraph-properties fo:margin-top="0in" fo:margin-bottom="0in" style:contextual-spacing="false"/>
      <style:text-properties fo:font-size="12pt" officeooo:paragraph-rsid="0017846f" style:font-size-asian="14pt" style:font-size-complex="14pt"/>
    </style:style>
    <style:style style:name="P23" style:family="paragraph" style:parent-style-name="Table_20_Contents" style:list-style-name="L2">
      <style:paragraph-properties fo:margin-top="0in" fo:margin-bottom="0in" style:contextual-spacing="false"/>
      <style:text-properties fo:font-size="12pt" officeooo:rsid="0017846f" officeooo:paragraph-rsid="0017846f" style:font-size-asian="14pt" style:font-size-complex="14pt"/>
    </style:style>
    <style:style style:name="P24" style:family="paragraph" style:parent-style-name="Table_20_Contents" style:list-style-name="L1">
      <style:paragraph-properties fo:margin-top="0in" fo:margin-bottom="0in" style:contextual-spacing="false"/>
      <style:text-properties officeooo:paragraph-rsid="0017846f"/>
    </style:style>
    <style:style style:name="P25" style:family="paragraph" style:parent-style-name="Table_20_Contents" style:list-style-name="L1">
      <style:paragraph-properties fo:margin-top="0in" fo:margin-bottom="0in" style:contextual-spacing="false"/>
      <style:text-properties officeooo:rsid="0017846f" officeooo:paragraph-rsid="0017846f"/>
    </style:style>
    <style:style style:name="P26" style:family="paragraph" style:parent-style-name="Table_20_Contents">
      <style:paragraph-properties fo:margin-top="0in" fo:margin-bottom="0in" style:contextual-spacing="false"/>
      <style:text-properties officeooo:rsid="0017846f" officeooo:paragraph-rsid="0017846f"/>
    </style:style>
    <style:style style:name="P27" style:family="paragraph" style:parent-style-name="Text_20_body" style:list-style-name="L4">
      <style:paragraph-properties fo:margin-top="0in" fo:margin-bottom="0in" style:contextual-spacing="false"/>
      <style:text-properties officeooo:rsid="00037c02" officeooo:paragraph-rsid="00037c02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037c02" officeooo:paragraph-rsid="00037c02"/>
    </style:style>
    <style:style style:name="P29" style:family="paragraph" style:parent-style-name="Text_20_body" style:list-style-name="L4">
      <style:paragraph-properties fo:margin-top="0in" fo:margin-bottom="0in" style:contextual-spacing="false"/>
      <style:text-properties fo:font-weight="normal" officeooo:rsid="00037c02" officeooo:paragraph-rsid="00037c02" style:font-weight-asian="normal" style:font-weight-complex="normal"/>
    </style:style>
    <style:style style:name="P30" style:family="paragraph" style:parent-style-name="Text_20_body" style:list-style-name="L5">
      <style:paragraph-properties fo:margin-top="0in" fo:margin-bottom="0in" style:contextual-spacing="false"/>
      <style:text-properties fo:font-weight="normal" officeooo:rsid="0004c5a0" officeooo:paragraph-rsid="0004c5a0" style:font-weight-asian="normal" style:font-weight-complex="normal"/>
    </style:style>
    <style:style style:name="P31" style:family="paragraph" style:parent-style-name="Text_20_body">
      <style:paragraph-properties fo:margin-top="0in" fo:margin-bottom="0in" style:contextual-spacing="false"/>
      <style:text-properties fo:font-weight="normal" officeooo:rsid="0004c5a0" officeooo:paragraph-rsid="0004c5a0" style:font-weight-asian="normal" style:font-weight-complex="normal"/>
    </style:style>
    <style:style style:name="P32" style:family="paragraph" style:parent-style-name="Text_20_body" style:list-style-name="L6">
      <style:paragraph-properties fo:margin-top="0in" fo:margin-bottom="0in" style:contextual-spacing="false"/>
      <style:text-properties officeooo:rsid="0004c5a0" officeooo:paragraph-rsid="0004c5a0"/>
    </style:style>
    <style:style style:name="P33" style:family="paragraph" style:parent-style-name="Text_20_body" style:list-style-name="L7">
      <style:paragraph-properties fo:margin-top="0in" fo:margin-bottom="0in" style:contextual-spacing="false"/>
      <style:text-properties officeooo:rsid="0004c5a0" officeooo:paragraph-rsid="0004c5a0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04c5a0" officeooo:paragraph-rsid="0004c5a0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officeooo:rsid="0004e75e" officeooo:paragraph-rsid="0004e75e"/>
    </style:style>
    <style:style style:name="P36" style:family="paragraph" style:parent-style-name="Text_20_body" style:list-style-name="L9">
      <style:paragraph-properties fo:margin-top="0in" fo:margin-bottom="0in" style:contextual-spacing="false"/>
      <style:text-properties officeooo:rsid="0004e75e" officeooo:paragraph-rsid="0004e75e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04e75e" officeooo:paragraph-rsid="0004e75e"/>
    </style:style>
    <style:style style:name="P38" style:family="paragraph" style:parent-style-name="Text_20_body" style:list-style-name="L10">
      <style:paragraph-properties fo:margin-top="0in" fo:margin-bottom="0in" style:contextual-spacing="false"/>
      <style:text-properties officeooo:rsid="0012a749" officeooo:paragraph-rsid="0012a749"/>
    </style:style>
    <style:style style:name="P39" style:family="paragraph" style:parent-style-name="Text_20_body" style:list-style-name="L11">
      <style:paragraph-properties fo:margin-top="0in" fo:margin-bottom="0in" style:contextual-spacing="false"/>
      <style:text-properties officeooo:rsid="0012a749" officeooo:paragraph-rsid="0012a749"/>
    </style:style>
    <style:style style:name="P40" style:family="paragraph" style:parent-style-name="Text_20_body" style:list-style-name="L11">
      <style:paragraph-properties fo:margin-top="0in" fo:margin-bottom="0in" style:contextual-spacing="false"/>
      <style:text-properties officeooo:paragraph-rsid="0012a749"/>
    </style:style>
    <style:style style:name="P41" style:family="paragraph" style:parent-style-name="Text_20_body" style:list-style-name="L11">
      <style:paragraph-properties fo:margin-top="0in" fo:margin-bottom="0in" style:contextual-spacing="false"/>
      <style:text-properties officeooo:rsid="0012ee7f" officeooo:paragraph-rsid="0012ee7f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0142d1e" officeooo:paragraph-rsid="00142d1e"/>
    </style:style>
    <style:style style:name="P43" style:family="paragraph" style:parent-style-name="Text_20_body">
      <style:paragraph-properties fo:margin-top="0in" fo:margin-bottom="0in" style:contextual-spacing="false"/>
      <style:text-properties officeooo:paragraph-rsid="00142d1e"/>
    </style:style>
    <style:style style:name="P44" style:family="paragraph" style:parent-style-name="Text_20_body" style:list-style-name="L22">
      <style:paragraph-properties fo:margin-top="0in" fo:margin-bottom="0in" style:contextual-spacing="false"/>
      <style:text-properties officeooo:paragraph-rsid="00142d1e"/>
    </style:style>
    <style:style style:name="P45" style:family="paragraph" style:parent-style-name="Text_20_body" style:list-style-name="L22">
      <style:paragraph-properties fo:margin-top="0in" fo:margin-bottom="0in" style:contextual-spacing="false"/>
      <style:text-properties officeooo:rsid="0015d318" officeooo:paragraph-rsid="0015d318"/>
    </style:style>
    <style:style style:name="P46" style:family="paragraph" style:parent-style-name="Text_20_body">
      <style:paragraph-properties fo:margin-top="0in" fo:margin-bottom="0in" style:contextual-spacing="false"/>
      <style:text-properties officeooo:rsid="0000e4d6" officeooo:paragraph-rsid="0000e4d6"/>
    </style:style>
    <style:style style:name="P47" style:family="paragraph" style:parent-style-name="Text_20_body">
      <style:paragraph-properties fo:margin-top="0in" fo:margin-bottom="0in" style:contextual-spacing="false"/>
      <style:text-properties officeooo:rsid="00034aa6" officeooo:paragraph-rsid="00034aa6"/>
    </style:style>
    <style:style style:name="P48" style:family="paragraph" style:parent-style-name="Text_20_body">
      <style:paragraph-properties fo:margin-top="0in" fo:margin-bottom="0in" style:contextual-spacing="false"/>
    </style:style>
    <style:style style:name="P49" style:family="paragraph" style:parent-style-name="Text_20_body">
      <style:text-properties officeooo:rsid="0017d8a8" officeooo:paragraph-rsid="0017d8a8"/>
    </style:style>
    <style:style style:name="P50" style:family="paragraph" style:parent-style-name="Text_20_body" style:list-style-name="L27">
      <style:text-properties officeooo:rsid="0017d8a8" officeooo:paragraph-rsid="0017d8a8"/>
    </style:style>
    <style:style style:name="P51" style:family="paragraph" style:parent-style-name="Text_20_body">
      <style:text-properties officeooo:rsid="001814f7" officeooo:paragraph-rsid="001814f7"/>
    </style:style>
    <style:style style:name="P52" style:family="paragraph" style:parent-style-name="Text_20_body" style:list-style-name="L32">
      <style:text-properties officeooo:rsid="0018bf61" officeooo:paragraph-rsid="0018bf61"/>
    </style:style>
    <style:style style:name="P53" style:family="paragraph" style:parent-style-name="Text_20_body">
      <style:text-properties officeooo:paragraph-rsid="0018bf61"/>
    </style:style>
    <style:style style:name="P54" style:family="paragraph" style:parent-style-name="Text_20_body" style:list-style-name="L32">
      <style:text-properties fo:font-weight="bold" officeooo:rsid="0018bf61" officeooo:paragraph-rsid="0018bf61" style:font-weight-asian="bold" style:font-weight-complex="bold"/>
    </style:style>
    <style:style style:name="T1" style:family="text">
      <style:text-properties officeooo:rsid="00034aa6"/>
    </style:style>
    <style:style style:name="T2" style:family="text">
      <style:text-properties officeooo:rsid="00037c0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42d1e"/>
    </style:style>
    <style:style style:name="T6" style:family="text">
      <style:text-properties officeooo:rsid="0015d318"/>
    </style:style>
    <style:style style:name="T7" style:family="text">
      <style:text-properties style:font-name="Nimbus Sans" style:font-name-asian="Nimbus Sans1" style:font-name-complex="FreeSans1"/>
    </style:style>
    <style:style style:name="T8" style:family="text">
      <style:text-properties style:font-name="Nimbus Sans" officeooo:rsid="0017846f" style:font-name-asian="Nimbus Sans1" style:font-name-complex="FreeSans1"/>
    </style:style>
    <style:style style:name="T9" style:family="text">
      <style:text-properties style:font-name="Nimbus Sans" fo:font-size="12pt" style:font-name-asian="Nimbus Sans1" style:font-size-asian="14pt" style:font-name-complex="FreeSans1" style:font-size-complex="14pt"/>
    </style:style>
    <style:style style:name="T10" style:family="text">
      <style:text-properties style:font-name="Nimbus Sans" fo:font-size="12pt" officeooo:rsid="0017846f" style:font-name-asian="Nimbus Sans1" style:font-size-asian="14pt" style:font-name-complex="FreeSans1" style:font-size-complex="14pt"/>
    </style:style>
    <style:style style:name="T11" style:family="text">
      <style:text-properties officeooo:rsid="0018bf61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y I techniki zarządzania</text:p>
      <text:h text:style-name="P2" text:outline-level="1">Lekcja 1 (20/2/2024):</text:h>
      <text:p text:style-name="P48">Dr Marcin Olkiewicz – 518a konsultacje, marcin.olkiewicz@tu.koszalin.pl</text:p>
      <text:p text:style-name="P48">Literatura:</text:p>
      <text:p text:style-name="P48">Nowoczesne metody I techniki zarządzania – Jean Beliman</text:p>
      <text:p text:style-name="P46">.</text:p>
      <text:p text:style-name="P46">.</text:p>
      <text:h text:style-name="P3" text:outline-level="1">Lekcja <text:span text:style-name="T1">3</text:span> (<text:span text:style-name="T1">5</text:span>/<text:span text:style-name="T1">3</text:span>/2024).</text:h>
      <text:h text:style-name="P3" text:outline-level="1">Czym jest cel?</text:h>
      <text:p text:style-name="P47">…</text:p>
      <text:p text:style-name="P47"/>
      <text:h text:style-name="P5" text:outline-level="1"/>
      <text:h text:style-name="P6" text:outline-level="1">Lekcja <text:span text:style-name="T2">5. <text:s/>(19/</text:span><text:span text:style-name="T1">3</text:span><text:span text:style-name="T2">/2024). <text:s/></text:span></text:h>
      <text:h text:style-name="P7" text:outline-level="1"><text:span text:style-name="T2">Koncepcja, metody i techniki zarządzania</text:span>:</text:h>
      <text:h text:style-name="P10" text:outline-level="2">Koncepcja zarządzania:</text:h>
      <text:p text:style-name="P28">Menedżer, chcąc odnosić sukcesy, musi w miarę przecyzyjnie umieć określić zamerzenia na przyszłość i dostrzec, jakie czynniki mają rozstrzygające znaczenie i co w swoim działaniu powinien uznać za działania priorytetowe.</text:p>
      <text:p text:style-name="P28">Koncepcja zarządzania nie jest prosta; musi opeirać się na spójnej straregii i zawierać logiczne uporządkowanie poszczególnych komponentów tj.:</text:p>
      <text:list text:style-name="L4">
        <text:list-item>
          <text:p text:style-name="P27">misji i głównych cełów organizacji</text:p>
        </text:list-item>
        <text:list-item>
          <text:p text:style-name="P27">analizy wewnętrznych i ze<text:span text:style-name="T3">wnętrznych środowisk organizacji</text:span></text:p>
        </text:list-item>
        <text:list-item>
          <text:p text:style-name="P29">wyboru biznesu o poziomu strategii orgranizacji</text:p>
        </text:list-item>
        <text:list-item>
          <text:p text:style-name="P29">przystosowania struktur organizacujnych i systemów kontroli do zadań impolementacji wybranej strategii.</text:p>
        </text:list-item>
      </text:list>
      <text:p text:style-name="P31">Koncepcja zarządzania jest to idea, pomysł, sposób na prowadzenie instytucji, przedsiębiorstwa, który powinien określać jej miejsce w otoczeniu oraz pozwilić  na stworzenie odpowiednich warunków wewnątrz przedsiębiorstwa do tego, aby móc dopasować pozycję zajmowania przez przedsiębiorstwo do oczekiwać pracowników. </text:p>
      <text:p text:style-name="P31">Przykłady:</text:p>
      <text:list text:style-name="L5">
        <text:list-item>
          <text:p text:style-name="P30">Lean management</text:p>
        </text:list-item>
        <text:list-item>
          <text:p text:style-name="P30">TQM</text:p>
        </text:list-item>
        <text:list-item>
          <text:p text:style-name="P30">Humanizacja pracy</text:p>
        </text:list-item>
        <text:list-item>
          <text:p text:style-name="P30">Benchmarking</text:p>
        </text:list-item>
      </text:list>
      <text:h text:style-name="P11" text:outline-level="2">Metody zarządzania:</text:h>
      <text:p text:style-name="P34">Sposób działania, jako umyślny dobór zasobów i <text:s/>środków oraz wykonywanych cznności zgodne z a. zamierzeniem kolejności ich stosowani</text:p>
      <text:p text:style-name="P34">Sposoby stowowane w szerszych fragmentach są metodami całego zarządzania.</text:p>
      <text:h text:style-name="P17" text:outline-level="3">Identycfijacja </text:h>
      <text:list text:style-name="L6">
        <text:list-item>
          <text:p text:style-name="P32">Wskazuje kolejne kroki umożliwiające osiągnięcie pożądanego (zaplanowanego) wyniku (celu), zapewnia wewnętrzną, czasową i logiczną regulację prebiegu pracy</text:p>
        </text:list-item>
        <text:list-item>
          <text:p text:style-name="P32"><text:soft-page-break/>Jest nadzędnym pojęciem w stosunku do technik zarządzania</text:p>
        </text:list-item>
        <text:list-item>
          <text:p text:style-name="P32">Świadomy, systematyczny i dający się powtórzyć sposób postępowania, którym posługuje się podmiot działający w pracy kerownuczej po to, aby obiekt zarządzany osiągał postawiony przed nim cel;</text:p>
        </text:list-item>
        <text:list-item>
          <text:p text:style-name="P32">Stanowi powtarzalny, skuteczny, usystematyzowany spobób postępowania</text:p>
        </text:list-item>
      </text:list>
      <text:p text:style-name="P34">Metody zarządzania definiuje się jako: </text:p>
      <text:list text:style-name="L7">
        <text:list-item>
          <text:p text:style-name="P33">Procedury realizacji bądż doskonalenia określonego obszaru czy procesu zarządzania</text:p>
        </text:list-item>
        <text:list-item>
          <text:p text:style-name="P33">Środku wspomagące zakończenie procesu zarządzania</text:p>
        </text:list-item>
        <text:list-item>
          <text:p text:style-name="P33">Instrumenty pomagające przy rozwiązywaniu problemów</text:p>
        </text:list-item>
      </text:list>
      <text:h text:style-name="P12" text:outline-level="2">Typologia metod zarządzania</text:h>
      <text:list text:style-name="L8">
        <text:list-item>
          <text:p text:style-name="P35">Wg kryterium funkcji zarządzania:</text:p>
          <text:list>
            <text:list-item>
              <text:p text:style-name="P35">Planistyczne</text:p>
            </text:list-item>
            <text:list-item>
              <text:p text:style-name="P35">Organizatorskie</text:p>
            </text:list-item>
            <text:list-item>
              <text:p text:style-name="P35">Motywacujne</text:p>
            </text:list-item>
            <text:list-item>
              <text:p text:style-name="P35">Kontrolne</text:p>
            </text:list-item>
          </text:list>
        </text:list-item>
        <text:list-item>
          <text:p text:style-name="P35">Wg K. Ziemniewicza:</text:p>
          <text:list>
            <text:list-item>
              <text:p text:style-name="P35">systematyzujące i upraszczające prace kierownika</text:p>
            </text:list-item>
            <text:list-item>
              <text:p text:style-name="P35">motywacujne</text:p>
            </text:list-item>
            <text:list-item>
              <text:p text:style-name="P35">ukierunkowne na kreatywność</text:p>
            </text:list-item>
            <text:list-item>
              <text:p text:style-name="P35">kompeksowe</text:p>
            </text:list-item>
          </text:list>
        </text:list-item>
        <text:list-item>
          <text:p text:style-name="P35">Wg J. Teczkego:</text:p>
          <text:list>
            <text:list-item>
              <text:p text:style-name="P35">….</text:p>
            </text:list-item>
          </text:list>
        </text:list-item>
      </text:list>
      <text:p text:style-name="P37">W praktyce i naukach o zarządzaniu i jakości wyróżnia się metody:</text:p>
      <text:list text:style-name="L9">
        <text:list-item>
          <text:p text:style-name="P36">Analityczne – mające dać odpowiedź – jak jest? <text:span text:style-name="T4">(75%)</text:span></text:p>
        </text:list-item>
        <text:list-item>
          <text:p text:style-name="P36">Diagnostyczne – stwiedzające – czy jest dobrze czy żle?</text:p>
        </text:list-item>
        <text:list-item>
          <text:p text:style-name="P36">Projektowe (ulepszające) – co należy zrobić, aby coś udoskonalić (poprawić)</text:p>
        </text:list-item>
      </text:list>
      <text:p text:style-name="P37"/>
      <text:p text:style-name="P37"/>
      <text:p text:style-name="P37"/>
      <text:h text:style-name="P8" text:outline-level="1"/>
      <text:h text:style-name="P4" text:outline-level="1">Techniki zarzadzania (16/4/2024)</text:h>
      <text:p text:style-name="P48">Techniki zarządzania stanowią uszczegółowienie metody, umożliwiają rozwiązanie różnoridnych problemów (ekonomicznych, psychologicznych, organizacyjnych,, ergonomicznych, fizjologicznych, socjologisznych, itd.) pojawiających się w trakcie funkcjinowania i rozwoju organizacji.</text:p>
      <text:h text:style-name="P13" text:outline-level="2">Techniki zarzadzania:</text:h>
      <text:list text:style-name="L10">
        <text:list-item>
          <text:p text:style-name="P38">Miękkie (через пряник)</text:p>
        </text:list-item>
        <text:list-item>
          <text:p text:style-name="P38">Twarde (через кнут)</text:p>
        </text:list-item>
      </text:list>
      <text:h text:style-name="P13" text:outline-level="2">Funkcje zarządzania:</text:h>
      <text:list text:style-name="L11">
        <text:list-item>
          <text:p text:style-name="P40">Planowanie</text:p>
          <text:list>
            <text:list-item>
              <text:p text:style-name="P40">Metoda scenariuszowa</text:p>
            </text:list-item>
            <text:list-item>
              <text:p text:style-name="P40">Metoda symulacyjna</text:p>
            </text:list-item>
            <text:list-item>
              <text:p text:style-name="P40">Wykres Gannta</text:p>
            </text:list-item>
            <text:list-item>
              <text:p text:style-name="P40">Planoanie sieciowe</text:p>
            </text:list-item>
            <text:list-item>
              <text:p text:style-name="P40">Metoda analuzy portfelowej</text:p>
            </text:list-item>
            <text:list-item>
              <text:p text:style-name="P40">Metodyka budowy biznes planu</text:p>
            </text:list-item>
          </text:list>
        </text:list-item>
        <text:list-item>
          <text:p text:style-name="P39">Organizowanie</text:p>
          <text:list>
            <text:list-item>
              <text:p text:style-name="P39">Metoda diagnostyczna</text:p>
            </text:list-item>
            <text:list-item>
              <text:p text:style-name="P39">Metoda prognostyczna</text:p>
            </text:list-item>
            <text:list-item>
              <text:p text:style-name="P39">Techniki diagnozy organizatorskiej</text:p>
            </text:list-item>
            <text:list-item>
              <text:p text:style-name="P39">Techniki socjologiczne</text:p>
            </text:list-item>
          </text:list>
        </text:list-item>
        <text:list-item>
          <text:p text:style-name="P41">Motywowanie </text:p>
          <text:list>
            <text:list-item>
              <text:p text:style-name="P41">Zarządzanie przez cele</text:p>
            </text:list-item>
            <text:list-item>
              <text:p text:style-name="P41">Zarządzanie przez delegowanie uprawień</text:p>
            </text:list-item>
            <text:list-item>
              <text:p text:style-name="P41">Zarządzanie przez partycypację</text:p>
            </text:list-item>
            <text:list-item>
              <text:p text:style-name="P41">Zarządzanie przez wyjątki</text:p>
            </text:list-item>
            <text:list-item>
              <text:p text:style-name="P41">Zarządzanie przez inwestycje (innowacje)</text:p>
            </text:list-item>
            <text:list-item>
              <text:p text:style-name="P41">Zarządzanie przez konflikt</text:p>
            </text:list-item>
          </text:list>
        </text:list-item>
      </text:list>
      <text:h text:style-name="P9" text:outline-level="1">Motywowanie:</text:h>
      <text:h text:style-name="P14" text:outline-level="2">Zarządzanie przez cele:</text:h>
      <text:p text:style-name="P42">Umożliwia zmianę orientacji pracy organizacji (zespołu) ze sposobu na cel.</text:p>
      <text:p text:style-name="P43"><text:span text:style-name="T5">Uwarunkowania wprowadzenia ZPC:</text:span></text:p>
      <text:list text:style-name="L22">
        <text:list-item>
          <text:p text:style-name="P44">Poparcie kierownictwa nacze<text:span text:style-name="T6">l</text:span>nego</text:p>
        </text:list-item>
        <text:list-item>
          <text:p text:style-name="P45">Styl kierowania</text:p>
        </text:list-item>
        <text:list-item>
          <text:p text:style-name="P45">Rzecywista zmiana postaw</text:p>
        </text:list-item>
        <text:list-item>
          <text:p text:style-name="P45">Wybranie umiejętności interpersonalnych</text:p>
        </text:list-item>
        <text:list-item>
          <text:p text:style-name="P45">Ustalenie zakresu obowiązków</text:p>
        </text:list-item>
        <text:list-item>
          <text:p text:style-name="P45">Sprzeczność pomiędzy tworczością, innowacyknością a ZPC</text:p>
        </text:list-item>
        <text:list-item>
          <text:p text:style-name="P45">Jasne formułowanie celów</text:p>
        </text:list-item>
        <text:list-item>
          <text:p text:style-name="P45">Kształcenie i doskonalenie kierowników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0">ZALETY:</text:p>
          </table:table-cell>
          <table:table-cell table:style-name="Table1.B1" office:value-type="string">
            <text:p text:style-name="P20">To znaczy:</text:p>
          </table:table-cell>
        </table:table-row>
        <table:table-row>
          <table:table-cell table:style-name="Table1.A2" office:value-type="string">
            <text:list text:style-name="L1">
              <text:list-header>
                <text:p text:style-name="P24"><text:span text:style-name="T10"/></text:p>
              </text:list-header>
              <text:list-item>
                <text:p text:style-name="P24"><text:span text:style-name="T10">Polepszenie atmosfery w przedsiębiorstwie</text:span></text:p>
              </text:list-item>
            </text:list>
            <text:p text:style-name="P21"><text:span text:style-name="T10"/></text:p>
            <text:list text:continue-numbering="true" text:style-name="L1">
              <text:list-item>
                <text:p text:style-name="P25"><text:span text:style-name="T9">Motywacja do lepszej pracy</text:span></text:p>
              </text:list-item>
            </text:list>
            <text:p text:style-name="P26"><text:span text:style-name="T9"/></text:p>
            <text:list text:continue-numbering="true" text:style-name="L1">
              <text:list-item>
                <text:p text:style-name="P25"><text:span text:style-name="T9">Zintegrowane kadty przedsiębiorstwa</text:span></text:p>
                <text:p text:style-name="P25"><text:span text:style-name="T9"/></text:p>
              </text:list-item>
              <text:list-item>
                <text:p text:style-name="P25"><text:span text:style-name="T9">Obniżenie kosztów zarządzania</text:span></text:p>
                <text:p text:style-name="P25"><text:span text:style-name="T9"/></text:p>
              </text:list-item>
              <text:list-item>
                <text:p text:style-name="P25"><text:span text:style-name="T9">Wzrost zysków przedsiębiorstwa</text:span></text:p>
                <text:p text:style-name="P25"><text:span text:style-name="T9"/></text:p>
              </text:list-item>
              <text:list-item>
                <text:p text:style-name="P25"><text:span text:style-name="T9">Zapewnienie sprawiedliwszej oceny</text:span></text:p>
              </text:list-item>
            </text:list>
          </table:table-cell>
          <table:table-cell table:style-name="Table1.B2" office:value-type="string">
            <text:list text:style-name="L2">
              <text:list-item>
                <text:p text:style-name="P22"><text:span text:style-name="T8">Pozwala ona na to, by każdy wiedział, czego się od niego oczekuje</text:span></text:p>
              </text:list-item>
              <text:list-item>
                <text:p text:style-name="P23"><text:span text:style-name="T7">Pomaga w planowaniu, zmuszając kierowników do ustalenia cełów i wyznaczenia terminów ich realizacji</text:span></text:p>
              </text:list-item>
              <text:list-item>
                <text:p text:style-name="P23"><text:span text:style-name="T7">Ułatwia komunikowanie się kierowników i podwładnych</text:span></text:p>
              </text:list-item>
              <text:list-item>
                <text:p text:style-name="P23"><text:span text:style-name="T7">Sprzyja lepszemu poznaniu przez pracowników celów cełej organizacji</text:span></text:p>
              </text:list-item>
              <text:list-item>
                <text:p text:style-name="P23"><text:span text:style-name="T7">Zapewnia sprawiedliwą ocenę przez koncentrację uwagi na konkretnych osiągnięciach Umożliwia też pracownikóm ocenę własnej pracy w śwuetle celów firmy</text:span>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8">WADY:</text:p>
          </table:table-cell>
        </table:table-row>
        <table:table-row>
          <table:table-cell table:style-name="Table2.A2" office:value-type="string">
            <text:list text:style-name="L3">
              <text:list-item>
                <text:p text:style-name="P19">Groźba niezrozumienia filozofii ZPC oraz brak poparcia ze strony kierownictwa</text:p>
              </text:list-item>
              <text:list-item>
                <text:p text:style-name="P19">Odgórne narzucenie ZPC</text:p>
              </text:list-item>
              <text:list-item>
                <text:p text:style-name="P19">Możliwość powstania nadmiernej biurokracji i sprawozdawcziści</text:p>
              </text:list-item>
              <text:list-item>
                <text:p text:style-name="P19">Niechęć do rezygnowania z uprawień</text:p>
              </text:list-item>
              <text:list-item>
                <text:p text:style-name="P19">Zawęzenie punktu widzenia</text:p>
              </text:list-item>
            </text:list>
          </table:table-cell>
        </table:table-row>
      </table:table>
      <text:h text:style-name="P15" text:outline-level="2"/>
      <text:h text:style-name="P16" text:outline-level="2">Zarządzanie przez inwestycje (innowacje)</text:h>
      <text:p text:style-name="P49">Zmierza do rozwoju przedsiębiorstwa przez wprowadzenie szeroko pojętych zmian (uprawnień, udoskonaleń, innowacji) głównie w przełomowych obszarach działalności firmy.</text:p>
      <text:p text:style-name="P49">Aby technika zarządzania przez innowację była skuteczna, kierownicztwo firmy powinno spełniać następujące warunki:</text:p>
      <text:list text:style-name="L27">
        <text:list-item>
          <text:p text:style-name="P50">powinno buć pewni, że innowacje są konieczne do osiągnięcia sukcesu na rynkum a także popierać dażenia do postępu poprzez stymulowanie i wspomaganie twórczych i aktywnych pracowników</text:p>
        </text:list-item>
        <text:list-item>
          <text:p text:style-name="P50">tworzyć kliemat kultury ogranizacujnej, któwry pobudza do zmian</text:p>
        </text:list-item>
        <text:list-item>
          <text:p text:style-name="P50">być otwartym na propozycje usprawnień technicznych i technologicznych oraz przełamywać stereotypy</text:p>
        </text:list-item>
        <text:list-item>
          <text:p text:style-name="P50">popierać pomysłowość i inwenche twórcze praciwnuków, a pozbywać się konserwatystów i osób biernych.</text:p>
        </text:list-item>
      </text:list>
      <text:h text:style-name="Heading_20_2" text:outline-level="2">Zarządzanie przez konflikt</text:h>
      <text:p text:style-name="P51">Konfliktem nazywamy sprzeczność interesów, poglądów ale także możemy mieć na myśli spór czy zatarg.</text:p>
      <text:p text:style-name="P51">Zarządzanie przez konflikty jest z kolei sposobem wpływania na pracowników wszelkomi sposobami które maja na celu przeciwdziałać skutkom konfliktów a mianowicieL niskiej aktywności, braku zaangażowania i marazmowi.</text:p>
      <text:p text:style-name="P51">Efektem tej metody raządzania powinno buć pobudzenie wewnętrznej inicjatywy działania oraz wykształcenie twórczego procesi rozwiązywania problemów.</text:p>
      <text:p text:style-name="P51">Konflikty w organizacji są rzeczą nieodzowną.</text:p>
      <text:p text:style-name="P53"><text:span text:style-name="T11">Zarządzanie konfliktem polega wpierw na identyfinacji konfliktu a później na wyborze odpowiedznie strategii działania celem jego zażegnania. Wyróżnia się 5 takich strategii:</text:span></text:p>
      <text:list text:style-name="L32">
        <text:list-item>
          <text:p text:style-name="P52"><text:span text:style-name="T12">Współpraca </text:span>polegająca na szukaniu wspólnych rozwiązań celem znależienia podobnego punktu widzenia i wywołania poczucia wygranej u obu stron</text:p>
        </text:list-item>
        <text:list-item>
          <text:p text:style-name="P54">Kompromis<text:span text:style-name="T3"> który najlepiej osiągnąć drogą negocjacji. Każda ze stron coś zyska jednak sama również z czegoś będzie musiała zrezygniwać.</text:span></text:p>
        </text:list-item>
        <text:list-item>
          <text:p text:style-name="P54"><text:soft-page-break/>Konkurencja, <text:span text:style-name="T3">zakładająca 2 wyścia – wygrasz/przegrasz, znajduje miejsce w sytuacjach ekstremalnych np. kiedy decyzja musi zostać podjęta bardzo szybko.</text:span></text:p>
        </text:list-item>
        <text:list-item>
          <text:p text:style-name="P54">Dostosowywanie się <text:span text:style-name="T3">używana najczęściej w sytuacji gdy racja leży po drugiej stronie bądź stwierdzeniu że sprawa jest o wiele ważniejsza dla innych niż dla nas.</text:span></text:p>
        </text:list-item>
        <text:list-item>
          <text:p text:style-name="P54">Unikanie <text:span text:style-name="T3">prosta strategia zakładająca po prostu nie angażowanie się w konflikty bądź przybranie biernej postawy w oczekiwaniu, że konflikt sam znikni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2a749" style:font-size-asian="24pt" style:font-size-complex="2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01:08.619540753</meta:creation-date>
    <dc:date>2024-04-23T09:29:39.063118271</dc:date>
    <meta:editing-duration>PT2H19M14S</meta:editing-duration>
    <meta:editing-cycles>21</meta:editing-cycles>
    <meta:generator>LibreOffice/24.2.2.2$Linux_X86_64 LibreOffice_project/420$Build-2</meta:generator>
    <meta:document-statistic meta:table-count="2" meta:image-count="0" meta:object-count="0" meta:page-count="7" meta:paragraph-count="132" meta:word-count="941" meta:character-count="7115" meta:non-whitespace-character-count="6373"/>
  </office:meta>
</office:document-meta>
</file>